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8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solid" draw:fill-color="#808080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11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2.061cm" fo:min-width="0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text-properties style:font-name="Comic Sans MS" fo:font-size="22pt" style:font-size-asian="22pt" style:font-size-complex="22pt"/>
    </style:style>
    <style:style style:name="P3" style:family="paragraph">
      <style:paragraph-properties fo:text-align="center"/>
    </style:style>
    <style:style style:name="T1" style:family="text">
      <style:text-properties style:font-name="Comic Sans MS" fo:font-size="22pt" style:font-size-asian="22pt" style:font-size-complex="22pt"/>
    </style:style>
    <style:style style:name="T2" style:family="text">
      <style:text-properties style:text-position="super 58%"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3" draw:id="id13" draw:layer="layout" svg:width="1.2cm" svg:height="1.1cm" svg:x="23.2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0" draw:id="id10" draw:layer="layout" svg:width="1.2cm" svg:height="1.1cm" svg:x="23.2cm" svg:y="1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1.2cm" svg:height="1.1cm" svg:x="23.4cm" svg:y="1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1.2cm" svg:height="1.1cm" svg:x="23.7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1.2cm" svg:height="1.1cm" svg:x="16.6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1.2cm" svg:height="1.1cm" svg:x="16.9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1.2cm" svg:height="1.1cm" svg:x="16.9cm" svg:y="4cm"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1cm" svg:x="16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8cm" svg:height="17.8cm" svg:x="1.5cm" svg:y="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041cm" svg:height="1.431cm" svg:x="2.1cm" svg:y="1.1cm">
          <draw:text-box>
            <text:p><text:span text:style-name="T1">CPU</text:span></text:p>
          </draw:text-box>
        </draw:frame>
        <draw:custom-shape draw:style-name="gr2" draw:text-style-name="P1" draw:layer="layout" svg:width="11.3cm" svg:height="17.8cm" svg:x="15.1cm" svg:y="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493cm" svg:height="1.431cm" svg:x="15.7cm" svg:y="1.1cm">
          <draw:text-box>
            <text:p><text:span text:style-name="T1">Memory</text:span></text:p>
          </draw:text-box>
        </draw:frame>
        <draw:custom-shape draw:style-name="gr4" draw:text-style-name="P1" draw:layer="layout" svg:width="7.9cm" svg:height="3.1cm" svg:x="16.5cm" svg:y="3.2cm">
          <text:p text:style-name="P3"><text:span text:style-name="T1">Call st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" draw:id="id1" draw:layer="layout" svg:width="5.792cm" svg:height="2.1cm" svg:x="2.6cm" svg:y="3.9cm">
          <text:p text:style-name="P3"><text:span text:style-name="T1">Stack 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8.392cm" svg:y1="4.95cm" svg:x2="16.9cm" svg:y2="4.55cm" draw:start-shape="id1" draw:start-glue-point="1" draw:end-shape="id2" draw:end-glue-point="3" svg:d="M8392 4950c6420 0 2166-400 8508-400" svg:viewBox="0 0 8509 401">
          <text:p/>
        </draw:connector>
        <draw:g>
          <draw:custom-shape draw:style-name="gr4" draw:text-style-name="P1" draw:layer="layout" svg:width="4.6cm" svg:height="2.1cm" svg:x="3.3cm" svg:y="11.3cm">
            <text:p text:style-name="P3"><text:span text:style-name="T1">Regis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4.6cm" svg:height="2.1cm" svg:x="3.1cm" svg:y="11.1cm">
            <text:p text:style-name="P3"><text:span text:style-name="T1">Regis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4.6cm" svg:height="2.1cm" svg:x="2.9cm" svg:y="10.9cm">
            <text:p text:style-name="P3"><text:span text:style-name="T1">Regis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1" xml:id="id7" draw:id="id7" draw:layer="layout" svg:width="7.9cm" svg:height="1.9cm" svg:x="16.5cm" svg:y="16.8cm">
          <text:p text:style-name="P3"><text:span text:style-name="T1">Are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7.9cm" svg:height="4cm" svg:x="16.5cm" svg:y="7.1cm">
          <text:p text:style-name="P3"><text:span text:style-name="T1">GC st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3" draw:id="id3" draw:layer="layout" svg:width="5.1cm" svg:height="2.7cm" svg:x="8.8cm" svg:y="9.4cm">
          <text:p text:style-name="P3"><text:span text:style-name="T1">C function</text:span></text:p>
          <text:p text:style-name="P3"><text:span text:style-name="T1">1</text:span><text:span text:style-name="T2">st</text:span><text:span text:style-name="T1"> argument</text:span></text:p>
          <draw:enhanced-geometry svg:viewBox="0 0 21600 21600" draw:text-areas="800 800 20800 20800" draw:type="round-rectangular-callout" draw:modifiers="-6711.62517153499 18569.12254720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xml:id="id5" draw:id="id5" draw:layer="layout" svg:width="5.1cm" svg:height="2.7cm" svg:x="8.8cm" svg:y="12.8cm">
          <text:p text:style-name="P3"><text:span text:style-name="T1">C function</text:span></text:p>
          <text:p text:style-name="P3"><text:span text:style-name="T1">2</text:span><text:span text:style-name="T2">nd</text:span><text:span text:style-name="T1"> argument</text:span></text:p>
          <draw:enhanced-geometry svg:viewBox="0 0 21600 21600" draw:text-areas="800 800 20800 20800" draw:type="round-rectangular-callout" draw:modifiers="-6580.35679278573 -3702.628656053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5" draw:text-style-name="P1" draw:layer="layout" draw:type="curve" svg:x1="13.9cm" svg:y1="10.75cm" svg:x2="16.9cm" svg:y2="8.85cm" draw:start-shape="id3" draw:start-glue-point="1" draw:end-shape="id4" draw:end-glue-point="3" svg:d="M13900 10750c2289 0 789-1900 3000-1900" svg:viewBox="0 0 3001 1901">
          <text:p/>
        </draw:connector>
        <draw:connector draw:style-name="gr5" draw:text-style-name="P1" draw:layer="layout" draw:type="curve" svg:x1="13.9cm" svg:y1="14.15cm" svg:x2="16.6cm" svg:y2="16.85cm" draw:start-shape="id5" draw:start-glue-point="1" draw:end-shape="id6" draw:end-glue-point="3" svg:d="M13900 14150c2064 0 714 2700 2700 2700" svg:viewBox="0 0 2701 2701">
          <text:p/>
        </draw:connector>
        <draw:g>
          <draw:custom-shape draw:style-name="gr4" draw:text-style-name="P1" draw:layer="layout" svg:width="7.9cm" svg:height="3.644cm" svg:x="16.9cm" svg:y="12.356cm">
            <text:p text:style-name="P3"><text:span text:style-name="T1">GC hea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7.9cm" svg:height="3.644cm" svg:x="16.7cm" svg:y="12.128cm">
            <text:p text:style-name="P3"><text:span text:style-name="T1">GC hea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7.9cm" svg:height="3.644cm" svg:x="16.5cm" svg:y="11.9cm">
            <text:p text:style-name="P3"><text:span text:style-name="T1">GC hea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1" draw:layer="layout" draw:type="curve" svg:x1="24.4cm" svg:y1="17.75cm" svg:x2="24.9cm" svg:y2="12.85cm" draw:start-shape="id7" draw:start-glue-point="1" draw:end-shape="id8" draw:end-glue-point="1" svg:d="M24400 17750c1500 0 1250-4900 500-4900" svg:viewBox="0 0 1097 4901">
          <text:p/>
        </draw:connector>
        <draw:connector draw:style-name="gr5" draw:text-style-name="P1" draw:layer="layout" draw:type="curve" svg:x1="24.4cm" svg:y1="17.75cm" svg:x2="24.6cm" svg:y2="14.15cm" draw:start-shape="id7" draw:start-glue-point="1" draw:end-shape="id9" draw:end-glue-point="1" svg:d="M24400 17750c1050 0 950-3600 200-3600" svg:viewBox="0 0 777 3601">
          <text:p/>
        </draw:connector>
        <draw:connector draw:style-name="gr5" draw:text-style-name="P1" draw:layer="layout" draw:type="curve" svg:x1="24.4cm" svg:y1="17.75cm" svg:x2="24.4cm" svg:y2="15.45cm" draw:start-shape="id7" draw:start-glue-point="1" draw:end-shape="id10" draw:end-glue-point="1" svg:d="M24400 17750c825 0 825-2300 0-2300" svg:viewBox="0 0 620 2301">
          <text:p/>
        </draw:connector>
        <draw:g xml:id="id11" draw:id="id11">
          <draw:custom-shape draw:style-name="gr4" draw:text-style-name="P1" draw:layer="layout" svg:width="5.792cm" svg:height="1.3cm" svg:x="17.7cm" svg:y="9.1cm">
            <text:p text:style-name="P3"><text:span text:style-name="T1">Smart point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5.792cm" svg:height="1.3cm" svg:x="17.5cm" svg:y="8.9cm">
            <text:p text:style-name="P3"><text:span text:style-name="T1">Smart point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5.792cm" svg:height="1.3cm" svg:x="17.3cm" svg:y="8.7cm">
            <text:p text:style-name="P3"><text:span text:style-name="T1">Smart point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2" draw:id="id12">
          <draw:custom-shape draw:style-name="gr4" draw:text-style-name="P1" draw:layer="layout" svg:width="5.792cm" svg:height="1.3cm" svg:x="17.808cm" svg:y="13.9cm">
            <text:p text:style-name="P3"><text:span text:style-name="T1">Smart point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5.792cm" svg:height="1.3cm" svg:x="17.608cm" svg:y="13.7cm">
            <text:p text:style-name="P3"><text:span text:style-name="T1">Smart point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5.792cm" svg:height="1.3cm" svg:x="17.408cm" svg:y="13.5cm">
            <text:p text:style-name="P3"><text:span text:style-name="T1">Thun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5" draw:text-style-name="P1" draw:layer="layout" draw:type="curve" svg:x1="17.3cm" svg:y1="9.55cm" svg:x2="17.408cm" svg:y2="14.35cm" draw:start-shape="id11" draw:start-glue-point="3" draw:end-shape="id12" svg:d="M17300 9550c-826 0-880 4800 108 4800" svg:viewBox="0 0 735 4801">
          <text:p/>
        </draw:connector>
        <draw:custom-shape draw:style-name="gr8" draw:text-style-name="P3" draw:layer="layout" svg:width="2.7cm" svg:height="12cm" svg:x="25.5cm" svg:y="7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2" draw:layer="layout" svg:width="2.444cm" svg:height="1.431cm" svg:x="28.3cm" svg:y="12.4cm">
          <draw:text-box>
            <text:p><text:span text:style-name="T1">Local</text:span></text:p>
          </draw:text-box>
        </draw:frame>
        <draw:connector draw:style-name="gr5" draw:text-style-name="P1" draw:layer="layout" draw:type="curve" draw:line-skew="0.797cm" svg:x1="24.4cm" svg:y1="17.75cm" svg:x2="24.4cm" svg:y2="7.15cm" draw:start-shape="id7" draw:start-glue-point="1" draw:end-shape="id13" draw:end-glue-point="1" svg:d="M24400 17750c2020 0 2020-10600 0-10600" svg:viewBox="0 0 1516 10601">
          <text:p/>
        </draw:connector>
        <draw:custom-shape draw:style-name="gr10" draw:text-style-name="P1" draw:layer="layout" svg:width="23.9cm" svg:height="16.3cm" svg:x="2.1cm" svg:y="2.8cm">
          <text:p text:style-name="P3"><text:span text:style-name="T1"/></text:p>
          <draw:enhanced-geometry svg:viewBox="0 0 21600 21600" draw:path-stretchpoint-x="10800" draw:path-stretchpoint-y="10800" draw:text-areas="?f3 ?f4 ?f5 ?f6" draw:type="round-rectangle" draw:modifiers="1508.243004789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3.489cm" svg:height="2.511cm" svg:x="2.711cm" svg:y="16.089cm">
          <draw:text-box>
            <text:p text:style-name="P3"><text:span text:style-name="T1">Haskell</text:span></text:p>
            <text:p text:style-name="P3"><text:span text:style-name="T1">Contex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7-22T20:23:04.029382855</meta:creation-date>
    <dc:date>2014-07-23T21:21:49.272686232</dc:date>
    <dc:creator>Okabe Kiwamu</dc:creator>
    <meta:editing-duration>PT1H10M6S</meta:editing-duration>
    <meta:editing-cycles>92</meta:editing-cycles>
    <meta:generator>LibreOffice/4.2.5.2$Linux_X86_64 LibreOffice_project/420m0$Build-2</meta:generator>
    <meta:document-statistic meta:object-count="46"/>
  </office:meta>
</office:document-meta>
</file>